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49mm"/>
    </style:style>
    <style:style style:name="co3" style:family="table-column">
      <style:table-column-properties fo:break-before="auto" style:column-width="20.23mm"/>
    </style:style>
    <style:style style:name="co4" style:family="table-column">
      <style:table-column-properties fo:break-before="auto" style:column-width="27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0000" number:language="en" number:country="GB">
      <number:number number:min-integer-digits="1"/>
    </number:number-style>
    <style:style style:name="ce1" style:family="table-cell" style:parent-style-name="Default" style:data-style-name="N20000"/>
    <style:style style:name="ce2" style:family="table-cell" style:parent-style-name="Default">
      <style:table-cell-properties fo:background-color="transparent"/>
    </style:style>
  </office:automatic-styles>
  <office:body>
    <office:spreadsheet>
      <table:table table:name="estamal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row table:style-name="ro1">
          <table:table-cell table:number-columns-repeated="15"/>
        </table:table-row>
      </table:table>
      <table:table table:name="estabem" table:style-name="ta1">
        <table:table-column table:style-name="co1" table:number-columns-repeated="18" table:default-cell-style-name="Default"/>
        <table:table-row table:style-name="ro1">
          <table:table-cell table:number-columns-repeated="6"/>
          <table:table-cell office:value-type="string" calcext:value-type="string">
            <text:p>Canal</text:p>
          </table:table-cell>
          <table:table-cell office:value-type="string" calcext:value-type="string">
            <text:p>Energia</text:p>
          </table:table-cell>
          <table:table-cell office:value-type="string" calcext:value-type="string">
            <text:p>erroEnergi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rroW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rro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ntagens</text:p>
          </table:table-cell>
          <table:table-cell office:value-type="string" calcext:value-type="string">
            <text:p>erroContagens</text:p>
          </table:table-cell>
          <table:table-cell office:value-type="string" calcext:value-type="string">
            <text:p>raiz(N/G)/W</text:p>
          </table:table-cell>
          <table:table-cell office:value-type="string" calcext:value-type="string">
            <text:p>erro da coisa</text:p>
          </table:table-cell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(Z,W)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formula="of:=[estabem.$C$32]*[estabem.G2]+[estabem.$C$33]" office:value-type="float" office:value="320.411287635868" calcext:value-type="float">
            <text:p>320.4112876359</text:p>
          </table:table-cell>
          <table:table-cell table:formula="of:=SQRT(([estabem.H2]*[estabem.$D$32])^2+([estabem.$D$33])^2)" office:value-type="float" office:value="0.423153478862596" calcext:value-type="float">
            <text:p>0.4231534789</text:p>
          </table:table-cell>
          <table:table-cell table:formula="of:=[estabem.H2]/511+1" office:value-type="float" office:value="1.62702796014847" calcext:value-type="float">
            <text:p>1.6270279601</text:p>
          </table:table-cell>
          <table:table-cell table:formula="of:=[estabem.I2]/511" office:value-type="float" office:value="0.000828088999731107" calcext:value-type="float">
            <text:p>0.000828089</text:p>
          </table:table-cell>
          <table:table-cell table:formula="of:=SQRT([estabem.J2]^2-1)" office:value-type="float" office:value="1.28344068156845" calcext:value-type="float">
            <text:p>1.2834406816</text:p>
          </table:table-cell>
          <table:table-cell table:formula="of:=[estabem.J2]/SQRT([estabem.J2]*[estabem.J2]-1)*[estabem.K2]" office:value-type="float" office:value="0.00104977501134479" calcext:value-type="float">
            <text:p>0.001049775</text:p>
          </table:table-cell>
          <table:table-cell office:value-type="float" office:value="16.1173" calcext:value-type="float">
            <text:p>16.1173</text:p>
          </table:table-cell>
          <table:table-cell office:value-type="float" office:value="295" calcext:value-type="float">
            <text:p>295</text:p>
          </table:table-cell>
          <table:table-cell table:formula="of:=SQRT([estabem.O2])" office:value-type="float" office:value="17.1755640373177" calcext:value-type="float">
            <text:p>17.1755640373</text:p>
          </table:table-cell>
          <table:table-cell table:formula="of:=SQRT([estabem.O2]/[estabem.N2])/[estabem.J2]" office:value-type="float" office:value="2.62947984841076" calcext:value-type="float">
            <text:p>2.6294798484</text:p>
          </table:table-cell>
          <table:table-cell table:formula="of:=SQRT(([estabem.Q2]/[estabem.J2]*[estabem.K2])^2+([estabem.Q2]/2/[estabem.O2]*[estabem.P2])^2)" office:value-type="float" office:value="0.076558815833996" calcext:value-type="float">
            <text:p>0.076558815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0.511*(SQRT(1+[estabem.B3]*[estabem.B3])-1)" office:value-type="float" office:value="0" calcext:value-type="float">
            <text:p>0</text:p>
          </table:table-cell>
          <table:table-cell office:value-type="float" office:value="28.26" calcext:value-type="float">
            <text:p>28.26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formula="of:=[estabem.$C$32]*[estabem.G3]+[estabem.$C$33]" office:value-type="float" office:value="331.832893139647" calcext:value-type="float">
            <text:p>331.8328931396</text:p>
          </table:table-cell>
          <table:table-cell table:formula="of:=SQRT(([estabem.H3]*[estabem.$D$32])^2+([estabem.$D$33])^2)" office:value-type="float" office:value="0.437734517915711" calcext:value-type="float">
            <text:p>0.4377345179</text:p>
          </table:table-cell>
          <table:table-cell table:formula="of:=[estabem.H3]/511+1" office:value-type="float" office:value="1.64937943862945" calcext:value-type="float">
            <text:p>1.6493794386</text:p>
          </table:table-cell>
          <table:table-cell table:formula="of:=[estabem.I3]/511" office:value-type="float" office:value="0.000856623322731333" calcext:value-type="float">
            <text:p>0.0008566233</text:p>
          </table:table-cell>
          <table:table-cell table:formula="of:=SQRT([estabem.J3]^2-1)" office:value-type="float" office:value="1.31166021994021" calcext:value-type="float">
            <text:p>1.3116602199</text:p>
          </table:table-cell>
          <table:table-cell table:formula="of:=[estabem.J3]/SQRT([estabem.J3]*[estabem.J3]-1)*[estabem.K3]" office:value-type="float" office:value="0.00107718208853502" calcext:value-type="float">
            <text:p>0.0010771821</text:p>
          </table:table-cell>
          <table:table-cell office:value-type="float" office:value="15.9569" calcext:value-type="float">
            <text:p>15.9569</text:p>
          </table:table-cell>
          <table:table-cell office:value-type="float" office:value="277" calcext:value-type="float">
            <text:p>277</text:p>
          </table:table-cell>
          <table:table-cell table:formula="of:=SQRT([estabem.O3])" office:value-type="float" office:value="16.6433169770932" calcext:value-type="float">
            <text:p>16.6433169771</text:p>
          </table:table-cell>
          <table:table-cell table:formula="of:=SQRT([estabem.O3]/[estabem.N3])/[estabem.J3]" office:value-type="float" office:value="2.52606805391423" calcext:value-type="float">
            <text:p>2.5260680539</text:p>
          </table:table-cell>
          <table:table-cell table:formula="of:=SQRT(([estabem.Q3]/[estabem.J3]*[estabem.K3])^2+([estabem.Q3]/2/[estabem.O3]*[estabem.P3])^2)" office:value-type="float" office:value="0.0758996992233615" calcext:value-type="float">
            <text:p>0.0758996992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formula="of:=0.511*(SQRT(1+[estabem.B4]*[estabem.B4])-1)" office:value-type="float" office:value="0.00254864423927745" calcext:value-type="float">
            <text:p>0.0025486442</text:p>
          </table:table-cell>
          <table:table-cell office:value-type="float" office:value="28.19" calcext:value-type="float">
            <text:p>28.19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formula="of:=[estabem.$C$32]*[estabem.G4]+[estabem.$C$33]" office:value-type="float" office:value="343.254498643426" calcext:value-type="float">
            <text:p>343.2544986434</text:p>
          </table:table-cell>
          <table:table-cell table:formula="of:=SQRT(([estabem.H4]*[estabem.$D$32])^2+([estabem.$D$33])^2)" office:value-type="float" office:value="0.452331487247078" calcext:value-type="float">
            <text:p>0.4523314872</text:p>
          </table:table-cell>
          <table:table-cell table:formula="of:=[estabem.H4]/511+1" office:value-type="float" office:value="1.67173091711042" calcext:value-type="float">
            <text:p>1.6717309171</text:p>
          </table:table-cell>
          <table:table-cell table:formula="of:=[estabem.I4]/511" office:value-type="float" office:value="0.000885188820444379" calcext:value-type="float">
            <text:p>0.0008851888</text:p>
          </table:table-cell>
          <table:table-cell table:formula="of:=SQRT([estabem.J4]^2-1)" office:value-type="float" office:value="1.33965826210376" calcext:value-type="float">
            <text:p>1.3396582621</text:p>
          </table:table-cell>
          <table:table-cell table:formula="of:=[estabem.J4]/SQRT([estabem.J4]*[estabem.J4]-1)*[estabem.K4]" office:value-type="float" office:value="0.00110460821276431" calcext:value-type="float">
            <text:p>0.0011046082</text:p>
          </table:table-cell>
          <table:table-cell office:value-type="float" office:value="15.793" calcext:value-type="float">
            <text:p>15.793</text:p>
          </table:table-cell>
          <table:table-cell office:value-type="float" office:value="262" calcext:value-type="float">
            <text:p>262</text:p>
          </table:table-cell>
          <table:table-cell table:formula="of:=SQRT([estabem.O4])" office:value-type="float" office:value="16.1864140562386" calcext:value-type="float">
            <text:p>16.1864140562</text:p>
          </table:table-cell>
          <table:table-cell table:formula="of:=SQRT([estabem.O4]/[estabem.N4])/[estabem.J4]" office:value-type="float" office:value="2.43641886508861" calcext:value-type="float">
            <text:p>2.4364188651</text:p>
          </table:table-cell>
          <table:table-cell table:formula="of:=SQRT(([estabem.Q4]/[estabem.J4]*[estabem.K4])^2+([estabem.Q4]/2/[estabem.O4]*[estabem.P4])^2)" office:value-type="float" office:value="0.0752722863848465" calcext:value-type="float">
            <text:p>0.0752722864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table:formula="of:=0.511*(SQRT(1+[estabem.B5]*[estabem.B5])-1)" office:value-type="float" office:value="0.0101197942891826" calcext:value-type="float">
            <text:p>0.0101197943</text:p>
          </table:table-cell>
          <table:table-cell office:value-type="float" office:value="27.99" calcext:value-type="float">
            <text:p>27.99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[estabem.$C$32]*[estabem.G5]+[estabem.$C$33]" office:value-type="float" office:value="354.676104147206" calcext:value-type="float">
            <text:p>354.6761041472</text:p>
          </table:table-cell>
          <table:table-cell table:formula="of:=SQRT(([estabem.H5]*[estabem.$D$32])^2+([estabem.$D$33])^2)" office:value-type="float" office:value="0.466942892883355" calcext:value-type="float">
            <text:p>0.4669428929</text:p>
          </table:table-cell>
          <table:table-cell table:formula="of:=[estabem.H5]/511+1" office:value-type="float" office:value="1.6940823955914" calcext:value-type="float">
            <text:p>1.6940823956</text:p>
          </table:table-cell>
          <table:table-cell table:formula="of:=[estabem.I5]/511" office:value-type="float" office:value="0.000913782569243357" calcext:value-type="float">
            <text:p>0.0009137826</text:p>
          </table:table-cell>
          <table:table-cell table:formula="of:=SQRT([estabem.J5]^2-1)" office:value-type="float" office:value="1.36744841330585" calcext:value-type="float">
            <text:p>1.3674484133</text:p>
          </table:table-cell>
          <table:table-cell table:formula="of:=[estabem.J5]/SQRT([estabem.J5]*[estabem.J5]-1)*[estabem.K5]" office:value-type="float" office:value="0.00113205218485065" calcext:value-type="float">
            <text:p>0.0011320522</text:p>
          </table:table-cell>
          <table:table-cell office:value-type="float" office:value="15.6249" calcext:value-type="float">
            <text:p>15.6249</text:p>
          </table:table-cell>
          <table:table-cell office:value-type="float" office:value="238" calcext:value-type="float">
            <text:p>238</text:p>
          </table:table-cell>
          <table:table-cell table:formula="of:=SQRT([estabem.O5])" office:value-type="float" office:value="15.4272486205415" calcext:value-type="float">
            <text:p>15.4272486205</text:p>
          </table:table-cell>
          <table:table-cell table:formula="of:=SQRT([estabem.O5]/[estabem.N5])/[estabem.J5]" office:value-type="float" office:value="2.30380292770117" calcext:value-type="float">
            <text:p>2.3038029277</text:p>
          </table:table-cell>
          <table:table-cell table:formula="of:=SQRT(([estabem.Q5]/[estabem.J5]*[estabem.K5])^2+([estabem.Q5]/2/[estabem.O5]*[estabem.P5])^2)" office:value-type="float" office:value="0.0746770218003555" calcext:value-type="float">
            <text:p>0.0746770218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table:formula="of:=0.511*(SQRT(1+[estabem.B6]*[estabem.B6])-1)" office:value-type="float" office:value="0.0224996626053291" calcext:value-type="float">
            <text:p>0.0224996626</text:p>
          </table:table-cell>
          <table:table-cell office:value-type="float" office:value="27.67" calcext:value-type="float">
            <text:p>27.67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formula="of:=[estabem.$C$32]*[estabem.G6]+[estabem.$C$33]" office:value-type="float" office:value="366.097709650985" calcext:value-type="float">
            <text:p>366.097709651</text:p>
          </table:table-cell>
          <table:table-cell table:formula="of:=SQRT(([estabem.H6]*[estabem.$D$32])^2+([estabem.$D$33])^2)" office:value-type="float" office:value="0.481567420775399" calcext:value-type="float">
            <text:p>0.4815674208</text:p>
          </table:table-cell>
          <table:table-cell table:formula="of:=[estabem.H6]/511+1" office:value-type="float" office:value="1.71643387407238" calcext:value-type="float">
            <text:p>1.7164338741</text:p>
          </table:table-cell>
          <table:table-cell table:formula="of:=[estabem.I6]/511" office:value-type="float" office:value="0.00094240199760352" calcext:value-type="float">
            <text:p>0.000942402</text:p>
          </table:table-cell>
          <table:table-cell table:formula="of:=SQRT([estabem.J6]^2-1)" office:value-type="float" office:value="1.39504309756477" calcext:value-type="float">
            <text:p>1.3950430976</text:p>
          </table:table-cell>
          <table:table-cell table:formula="of:=[estabem.J6]/SQRT([estabem.J6]*[estabem.J6]-1)*[estabem.K6]" office:value-type="float" office:value="0.00115951307490345" calcext:value-type="float">
            <text:p>0.0011595131</text:p>
          </table:table-cell>
          <table:table-cell office:value-type="float" office:value="15.4523" calcext:value-type="float">
            <text:p>15.4523</text:p>
          </table:table-cell>
          <table:table-cell office:value-type="float" office:value="287" calcext:value-type="float">
            <text:p>287</text:p>
          </table:table-cell>
          <table:table-cell table:formula="of:=SQRT([estabem.O6])" office:value-type="float" office:value="16.9410743460974" calcext:value-type="float">
            <text:p>16.9410743461</text:p>
          </table:table-cell>
          <table:table-cell table:formula="of:=SQRT([estabem.O6]/[estabem.N6])/[estabem.J6]" office:value-type="float" office:value="2.51082998202849" calcext:value-type="float">
            <text:p>2.510829982</text:p>
          </table:table-cell>
          <table:table-cell table:formula="of:=SQRT(([estabem.Q6]/[estabem.J6]*[estabem.K6])^2+([estabem.Q6]/2/[estabem.O6]*[estabem.P6])^2)" office:value-type="float" office:value="0.0741176253283972" calcext:value-type="float">
            <text:p>0.0741176253</text:p>
          </table:table-cell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table:formula="of:=0.511*(SQRT(1+[estabem.B7]*[estabem.B7])-1)" office:value-type="float" office:value="0.0393638432891464" calcext:value-type="float">
            <text:p>0.0393638433</text:p>
          </table:table-cell>
          <table:table-cell office:value-type="float" office:value="27.25" calcext:value-type="float">
            <text:p>27.25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[estabem.$C$32]*[estabem.G7]+[estabem.$C$33]" office:value-type="float" office:value="377.519315154765" calcext:value-type="float">
            <text:p>377.5193151548</text:p>
          </table:table-cell>
          <table:table-cell table:formula="of:=SQRT(([estabem.H7]*[estabem.$D$32])^2+([estabem.$D$33])^2)" office:value-type="float" office:value="0.49620391067497" calcext:value-type="float">
            <text:p>0.4962039107</text:p>
          </table:table-cell>
          <table:table-cell table:formula="of:=[estabem.H7]/511+1" office:value-type="float" office:value="1.73878535255336" calcext:value-type="float">
            <text:p>1.7387853526</text:p>
          </table:table-cell>
          <table:table-cell table:formula="of:=[estabem.I7]/511" office:value-type="float" office:value="0.000971044834980372" calcext:value-type="float">
            <text:p>0.0009710448</text:p>
          </table:table-cell>
          <table:table-cell table:formula="of:=SQRT([estabem.J7]^2-1)" office:value-type="float" office:value="1.42245369072392" calcext:value-type="float">
            <text:p>1.4224536907</text:p>
          </table:table-cell>
          <table:table-cell table:formula="of:=[estabem.J7]/SQRT([estabem.J7]*[estabem.J7]-1)*[estabem.K7]" office:value-type="float" office:value="0.00118699016125943" calcext:value-type="float">
            <text:p>0.0011869902</text:p>
          </table:table-cell>
          <table:table-cell office:value-type="float" office:value="15.2748" calcext:value-type="float">
            <text:p>15.2748</text:p>
          </table:table-cell>
          <table:table-cell office:value-type="float" office:value="259" calcext:value-type="float">
            <text:p>259</text:p>
          </table:table-cell>
          <table:table-cell table:formula="of:=SQRT([estabem.O7])" office:value-type="float" office:value="16.0934769394311" calcext:value-type="float">
            <text:p>16.0934769394</text:p>
          </table:table-cell>
          <table:table-cell table:formula="of:=SQRT([estabem.O7]/[estabem.N7])/[estabem.J7]" office:value-type="float" office:value="2.3681878177246" calcext:value-type="float">
            <text:p>2.3681878177</text:p>
          </table:table-cell>
          <table:table-cell table:formula="of:=SQRT(([estabem.Q7]/[estabem.J7]*[estabem.K7])^2+([estabem.Q7]/2/[estabem.O7]*[estabem.P7])^2)" office:value-type="float" office:value="0.0735879010103526" calcext:value-type="float">
            <text:p>0.073587901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formula="of:=0.511*(SQRT(1+[estabem.B8]*[estabem.B8])-1)" office:value-type="float" office:value="0.0603153682511963" calcext:value-type="float">
            <text:p>0.0603153683</text:p>
          </table:table-cell>
          <table:table-cell office:value-type="float" office:value="26.76" calcext:value-type="float">
            <text:p>26.76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formula="of:=[estabem.$C$32]*[estabem.G8]+[estabem.$C$33]" office:value-type="float" office:value="388.940920658544" calcext:value-type="float">
            <text:p>388.9409206585</text:p>
          </table:table-cell>
          <table:table-cell table:formula="of:=SQRT(([estabem.H8]*[estabem.$D$32])^2+([estabem.$D$33])^2)" office:value-type="float" office:value="0.510851334406466" calcext:value-type="float">
            <text:p>0.5108513344</text:p>
          </table:table-cell>
          <table:table-cell table:formula="of:=[estabem.H8]/511+1" office:value-type="float" office:value="1.76113683103433" calcext:value-type="float">
            <text:p>1.761136831</text:p>
          </table:table-cell>
          <table:table-cell table:formula="of:=[estabem.I8]/511" office:value-type="float" office:value="0.000999709069288583" calcext:value-type="float">
            <text:p>0.0009997091</text:p>
          </table:table-cell>
          <table:table-cell table:formula="of:=SQRT([estabem.J8]^2-1)" office:value-type="float" office:value="1.4496906351445" calcext:value-type="float">
            <text:p>1.4496906351</text:p>
          </table:table-cell>
          <table:table-cell table:formula="of:=[estabem.J8]/SQRT([estabem.J8]*[estabem.J8]-1)*[estabem.K8]" office:value-type="float" office:value="0.00121448288314816" calcext:value-type="float">
            <text:p>0.0012144829</text:p>
          </table:table-cell>
          <table:table-cell office:value-type="float" office:value="15.0917" calcext:value-type="float">
            <text:p>15.0917</text:p>
          </table:table-cell>
          <table:table-cell office:value-type="float" office:value="258" calcext:value-type="float">
            <text:p>258</text:p>
          </table:table-cell>
          <table:table-cell table:formula="of:=SQRT([estabem.O8])" office:value-type="float" office:value="16.062378404209" calcext:value-type="float">
            <text:p>16.0623784042</text:p>
          </table:table-cell>
          <table:table-cell table:formula="of:=SQRT([estabem.O8]/[estabem.N8])/[estabem.J8]" office:value-type="float" office:value="2.34772741614653" calcext:value-type="float">
            <text:p>2.3477274161</text:p>
          </table:table-cell>
          <table:table-cell table:formula="of:=SQRT(([estabem.Q8]/[estabem.J8]*[estabem.K8])^2+([estabem.Q8]/2/[estabem.O8]*[estabem.P8])^2)" office:value-type="float" office:value="0.0730937124762459" calcext:value-type="float">
            <text:p>0.0730937125</text:p>
          </table:table-cell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table:formula="of:=0.511*(SQRT(1+[estabem.B9]*[estabem.B9])-1)" office:value-type="float" office:value="0.0849232836531898" calcext:value-type="float">
            <text:p>0.0849232837</text:p>
          </table:table-cell>
          <table:table-cell office:value-type="float" office:value="26.23" calcext:value-type="float">
            <text:p>26.23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table:formula="of:=[estabem.$C$32]*[estabem.G9]+[estabem.$C$33]" office:value-type="float" office:value="400.362526162323" calcext:value-type="float">
            <text:p>400.3625261623</text:p>
          </table:table-cell>
          <table:table-cell table:formula="of:=SQRT(([estabem.H9]*[estabem.$D$32])^2+([estabem.$D$33])^2)" office:value-type="float" office:value="0.525508777699736" calcext:value-type="float">
            <text:p>0.5255087777</text:p>
          </table:table-cell>
          <table:table-cell table:formula="of:=[estabem.H9]/511+1" office:value-type="float" office:value="1.78348830951531" calcext:value-type="float">
            <text:p>1.7834883095</text:p>
          </table:table-cell>
          <table:table-cell table:formula="of:=[estabem.I9]/511" office:value-type="float" office:value="0.00102839291134978" calcext:value-type="float">
            <text:p>0.0010283929</text:p>
          </table:table-cell>
          <table:table-cell table:formula="of:=SQRT([estabem.J9]^2-1)" office:value-type="float" office:value="1.47676353901963" calcext:value-type="float">
            <text:p>1.476763539</text:p>
          </table:table-cell>
          <table:table-cell table:formula="of:=[estabem.J9]/SQRT([estabem.J9]*[estabem.J9]-1)*[estabem.K9]" office:value-type="float" office:value="0.00124199080388886" calcext:value-type="float">
            <text:p>0.0012419908</text:p>
          </table:table-cell>
          <table:table-cell office:value-type="float" office:value="14.9029" calcext:value-type="float">
            <text:p>14.9029</text:p>
          </table:table-cell>
          <table:table-cell office:value-type="float" office:value="260" calcext:value-type="float">
            <text:p>260</text:p>
          </table:table-cell>
          <table:table-cell table:formula="of:=SQRT([estabem.O9])" office:value-type="float" office:value="16.1245154965971" calcext:value-type="float">
            <text:p>16.1245154966</text:p>
          </table:table-cell>
          <table:table-cell table:formula="of:=SQRT([estabem.O9]/[estabem.N9])/[estabem.J9]" office:value-type="float" office:value="2.34196830567882" calcext:value-type="float">
            <text:p>2.3419683057</text:p>
          </table:table-cell>
          <table:table-cell table:formula="of:=SQRT(([estabem.Q9]/[estabem.J9]*[estabem.K9])^2+([estabem.Q9]/2/[estabem.O9]*[estabem.P9])^2)" office:value-type="float" office:value="0.072633909043971" calcext:value-type="float">
            <text:p>0.072633909</text:p>
          </table:table-cell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table:formula="of:=0.511*(SQRT(1+[estabem.B10]*[estabem.B10])-1)" office:value-type="float" office:value="0.112754991963992" calcext:value-type="float">
            <text:p>0.112754992</text:p>
          </table:table-cell>
          <table:table-cell office:value-type="float" office:value="25.66" calcext:value-type="float">
            <text:p>25.66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[estabem.$C$32]*[estabem.G10]+[estabem.$C$33]" office:value-type="float" office:value="411.784131666103" calcext:value-type="float">
            <text:p>411.7841316661</text:p>
          </table:table-cell>
          <table:table-cell table:formula="of:=SQRT(([estabem.H10]*[estabem.$D$32])^2+([estabem.$D$33])^2)" office:value-type="float" office:value="0.540175424925037" calcext:value-type="float">
            <text:p>0.5401754249</text:p>
          </table:table-cell>
          <table:table-cell table:formula="of:=[estabem.H10]/511+1" office:value-type="float" office:value="1.80583978799629" calcext:value-type="float">
            <text:p>1.805839788</text:p>
          </table:table-cell>
          <table:table-cell table:formula="of:=[estabem.I10]/511" office:value-type="float" office:value="0.00105709476501964" calcext:value-type="float">
            <text:p>0.0010570948</text:p>
          </table:table-cell>
          <table:table-cell table:formula="of:=SQRT([estabem.J10]^2-1)" office:value-type="float" office:value="1.50368126273838" calcext:value-type="float">
            <text:p>1.5036812627</text:p>
          </table:table-cell>
          <table:table-cell table:formula="of:=[estabem.J10]/SQRT([estabem.J10]*[estabem.J10]-1)*[estabem.K10]" office:value-type="float" office:value="0.00126951358220601" calcext:value-type="float">
            <text:p>0.0012695136</text:p>
          </table:table-cell>
          <table:table-cell office:value-type="float" office:value="14.7077" calcext:value-type="float">
            <text:p>14.7077</text:p>
          </table:table-cell>
          <table:table-cell office:value-type="float" office:value="217" calcext:value-type="float">
            <text:p>217</text:p>
          </table:table-cell>
          <table:table-cell table:formula="of:=SQRT([estabem.O10])" office:value-type="float" office:value="14.7309198626562" calcext:value-type="float">
            <text:p>14.7309198627</text:p>
          </table:table-cell>
          <table:table-cell table:formula="of:=SQRT([estabem.O10]/[estabem.N10])/[estabem.J10]" office:value-type="float" office:value="2.12705278720911" calcext:value-type="float">
            <text:p>2.1270527872</text:p>
          </table:table-cell>
          <table:table-cell table:formula="of:=SQRT(([estabem.Q10]/[estabem.J10]*[estabem.K10])^2+([estabem.Q10]/2/[estabem.O10]*[estabem.P10])^2)" office:value-type="float" office:value="0.0722076119943204" calcext:value-type="float">
            <text:p>0.072207612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table:formula="of:=0.511*(SQRT(1+[estabem.B11]*[estabem.B11])-1)" office:value-type="float" office:value="0.143399297065637" calcext:value-type="float">
            <text:p>0.1433992971</text:p>
          </table:table-cell>
          <table:table-cell office:value-type="float" office:value="25.09" calcext:value-type="float">
            <text:p>25.0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formula="of:=[estabem.$C$32]*[estabem.G11]+[estabem.$C$33]" office:value-type="float" office:value="423.205737169882" calcext:value-type="float">
            <text:p>423.2057371699</text:p>
          </table:table-cell>
          <table:table-cell table:formula="of:=SQRT(([estabem.H11]*[estabem.$D$32])^2+([estabem.$D$33])^2)" office:value-type="float" office:value="0.554850546206173" calcext:value-type="float">
            <text:p>0.5548505462</text:p>
          </table:table-cell>
          <table:table-cell table:formula="of:=[estabem.H11]/511+1" office:value-type="float" office:value="1.82819126647726" calcext:value-type="float">
            <text:p>1.8281912665</text:p>
          </table:table-cell>
          <table:table-cell table:formula="of:=[estabem.I11]/511" office:value-type="float" office:value="0.00108581320196903" calcext:value-type="float">
            <text:p>0.0010858132</text:p>
          </table:table-cell>
          <table:table-cell table:formula="of:=SQRT([estabem.J11]^2-1)" office:value-type="float" office:value="1.53045199428918" calcext:value-type="float">
            <text:p>1.5304519943</text:p>
          </table:table-cell>
          <table:table-cell table:formula="of:=[estabem.J11]/SQRT([estabem.J11]*[estabem.J11]-1)*[estabem.K11]" office:value-type="float" office:value="0.00129705094983228" calcext:value-type="float">
            <text:p>0.0012970509</text:p>
          </table:table-cell>
          <table:table-cell office:value-type="float" office:value="14.5058" calcext:value-type="float">
            <text:p>14.5058</text:p>
          </table:table-cell>
          <table:table-cell office:value-type="float" office:value="241" calcext:value-type="float">
            <text:p>241</text:p>
          </table:table-cell>
          <table:table-cell table:formula="of:=SQRT([estabem.O11])" office:value-type="float" office:value="15.52417469626" calcext:value-type="float">
            <text:p>15.5241746963</text:p>
          </table:table-cell>
          <table:table-cell table:formula="of:=SQRT([estabem.O11]/[estabem.N11])/[estabem.J11]" office:value-type="float" office:value="2.22954400591609" calcext:value-type="float">
            <text:p>2.2295440059</text:p>
          </table:table-cell>
          <table:table-cell table:formula="of:=SQRT(([estabem.Q11]/[estabem.J11]*[estabem.K11])^2+([estabem.Q11]/2/[estabem.O11]*[estabem.P11])^2)" office:value-type="float" office:value="0.071820985547328" calcext:value-type="float">
            <text:p>0.0718209855</text:p>
          </table:table-cell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table:formula="of:=0.511*(SQRT(1+[estabem.B12]*[estabem.B12])-1)" office:value-type="float" office:value="0.176480188805467" calcext:value-type="float">
            <text:p>0.1764801888</text:p>
          </table:table-cell>
          <table:table-cell office:value-type="float" office:value="24.53" calcext:value-type="float">
            <text:p>24.5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formula="of:=[estabem.$C$32]*[estabem.G12]+[estabem.$C$33]" office:value-type="float" office:value="434.627342673661" calcext:value-type="float">
            <text:p>434.6273426737</text:p>
          </table:table-cell>
          <table:table-cell table:formula="of:=SQRT(([estabem.H12]*[estabem.$D$32])^2+([estabem.$D$33])^2)" office:value-type="float" office:value="0.569533486492676" calcext:value-type="float">
            <text:p>0.5695334865</text:p>
          </table:table-cell>
          <table:table-cell table:formula="of:=[estabem.H12]/511+1" office:value-type="float" office:value="1.85054274495824" calcext:value-type="float">
            <text:p>1.850542745</text:p>
          </table:table-cell>
          <table:table-cell table:formula="of:=[estabem.I12]/511" office:value-type="float" office:value="0.00111454694029878" calcext:value-type="float">
            <text:p>0.0011145469</text:p>
          </table:table-cell>
          <table:table-cell table:formula="of:=SQRT([estabem.J12]^2-1)" office:value-type="float" office:value="1.55708331534237" calcext:value-type="float">
            <text:p>1.5570833153</text:p>
          </table:table-cell>
          <table:table-cell table:formula="of:=[estabem.J12]/SQRT([estabem.J12]*[estabem.J12]-1)*[estabem.K12]" office:value-type="float" office:value="0.00132460269400023" calcext:value-type="float">
            <text:p>0.0013246027</text:p>
          </table:table-cell>
          <table:table-cell office:value-type="float" office:value="14.2969" calcext:value-type="float">
            <text:p>14.2969</text:p>
          </table:table-cell>
          <table:table-cell office:value-type="float" office:value="218" calcext:value-type="float">
            <text:p>218</text:p>
          </table:table-cell>
          <table:table-cell table:formula="of:=SQRT([estabem.O12])" office:value-type="float" office:value="14.7648230602334" calcext:value-type="float">
            <text:p>14.7648230602</text:p>
          </table:table-cell>
          <table:table-cell table:formula="of:=SQRT([estabem.O12]/[estabem.N12])/[estabem.J12]" office:value-type="float" office:value="2.11012501469473" calcext:value-type="float">
            <text:p>2.1101250147</text:p>
          </table:table-cell>
          <table:table-cell table:formula="of:=SQRT(([estabem.Q12]/[estabem.J12]*[estabem.K12])^2+([estabem.Q12]/2/[estabem.O12]*[estabem.P12])^2)" office:value-type="float" office:value="0.0714691502937245" calcext:value-type="float">
            <text:p>0.071469150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0.511*(SQRT(1+[estabem.B13]*[estabem.B13])-1)" office:value-type="float" office:value="0.211663130372652" calcext:value-type="float">
            <text:p>0.2116631304</text:p>
          </table:table-cell>
          <table:table-cell office:value-type="float" office:value="23.98" calcext:value-type="float">
            <text:p>23.98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formula="of:=[estabem.$C$32]*[estabem.G13]+[estabem.$C$33]" office:value-type="float" office:value="446.048948177441" calcext:value-type="float">
            <text:p>446.0489481774</text:p>
          </table:table-cell>
          <table:table-cell table:formula="of:=SQRT(([estabem.H13]*[estabem.$D$32])^2+([estabem.$D$33])^2)" office:value-type="float" office:value="0.584223656253825" calcext:value-type="float">
            <text:p>0.5842236563</text:p>
          </table:table-cell>
          <table:table-cell table:formula="of:=[estabem.H13]/511+1" office:value-type="float" office:value="1.87289422343922" calcext:value-type="float">
            <text:p>1.8728942234</text:p>
          </table:table-cell>
          <table:table-cell table:formula="of:=[estabem.I13]/511" office:value-type="float" office:value="0.00114329482632842" calcext:value-type="float">
            <text:p>0.0011432948</text:p>
          </table:table-cell>
          <table:table-cell table:formula="of:=SQRT([estabem.J13]^2-1)" office:value-type="float" office:value="1.58358225937019" calcext:value-type="float">
            <text:p>1.5835822594</text:p>
          </table:table-cell>
          <table:table-cell table:formula="of:=[estabem.J13]/SQRT([estabem.J13]*[estabem.J13]-1)*[estabem.K13]" office:value-type="float" office:value="0.00135216864374956" calcext:value-type="float">
            <text:p>0.0013521686</text:p>
          </table:table-cell>
          <table:table-cell office:value-type="float" office:value="14.0805" calcext:value-type="float">
            <text:p>14.0805</text:p>
          </table:table-cell>
          <table:table-cell office:value-type="float" office:value="196" calcext:value-type="float">
            <text:p>196</text:p>
          </table:table-cell>
          <table:table-cell table:formula="of:=SQRT([estabem.O13])" office:value-type="float" office:value="14" calcext:value-type="float">
            <text:p>14</text:p>
          </table:table-cell>
          <table:table-cell table:formula="of:=SQRT([estabem.O13]/[estabem.N13])/[estabem.J13]" office:value-type="float" office:value="1.99207528360298" calcext:value-type="float">
            <text:p>1.9920752836</text:p>
          </table:table-cell>
          <table:table-cell table:formula="of:=SQRT(([estabem.Q13]/[estabem.J13]*[estabem.K13])^2+([estabem.Q13]/2/[estabem.O13]*[estabem.P13])^2)" office:value-type="float" office:value="0.0711559376731795" calcext:value-type="float">
            <text:p>0.0711559377</text:p>
          </table:table-cell>
        </table:table-row>
        <table:table-row table:style-name="ro1">
          <table:table-cell/>
          <table:table-cell table:style-name="ce1" office:value-type="float" office:value="1.2" calcext:value-type="float">
            <text:p>1.2</text:p>
          </table:table-cell>
          <table:table-cell table:formula="of:=0.511*(SQRT(1+[estabem.B14]*[estabem.B14])-1)" office:value-type="float" office:value="0.28720751687766" calcext:value-type="float">
            <text:p>0.2872075169</text:p>
          </table:table-cell>
          <table:table-cell office:value-type="float" office:value="22.95" calcext:value-type="float">
            <text:p>22.95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formula="of:=[estabem.$C$32]*[estabem.G14]+[estabem.$C$33]" office:value-type="float" office:value="457.47055368122" calcext:value-type="float">
            <text:p>457.4705536812</text:p>
          </table:table-cell>
          <table:table-cell table:formula="of:=SQRT(([estabem.H14]*[estabem.$D$32])^2+([estabem.$D$33])^2)" office:value-type="float" office:value="0.598920523521728" calcext:value-type="float">
            <text:p>0.5989205235</text:p>
          </table:table-cell>
          <table:table-cell table:formula="of:=[estabem.H14]/511+1" office:value-type="float" office:value="1.8952457019202" calcext:value-type="float">
            <text:p>1.8952457019</text:p>
          </table:table-cell>
          <table:table-cell table:formula="of:=[estabem.I14]/511" office:value-type="float" office:value="0.00117205581902491" calcext:value-type="float">
            <text:p>0.0011720558</text:p>
          </table:table-cell>
          <table:table-cell table:formula="of:=SQRT([estabem.J14]^2-1)" office:value-type="float" office:value="1.60995536293618" calcext:value-type="float">
            <text:p>1.6099553629</text:p>
          </table:table-cell>
          <table:table-cell table:formula="of:=[estabem.J14]/SQRT([estabem.J14]*[estabem.J14]-1)*[estabem.K14]" office:value-type="float" office:value="0.00137974865922141" calcext:value-type="float">
            <text:p>0.0013797487</text:p>
          </table:table-cell>
          <table:table-cell office:value-type="float" office:value="13.8563" calcext:value-type="float">
            <text:p>13.8563</text:p>
          </table:table-cell>
          <table:table-cell office:value-type="float" office:value="196" calcext:value-type="float">
            <text:p>196</text:p>
          </table:table-cell>
          <table:table-cell table:formula="of:=SQRT([estabem.O14])" office:value-type="float" office:value="14" calcext:value-type="float">
            <text:p>14</text:p>
          </table:table-cell>
          <table:table-cell table:formula="of:=SQRT([estabem.O14]/[estabem.N14])/[estabem.J14]" office:value-type="float" office:value="1.98444413078373" calcext:value-type="float">
            <text:p>1.9844441308</text:p>
          </table:table-cell>
          <table:table-cell table:formula="of:=SQRT(([estabem.Q14]/[estabem.J14]*[estabem.K14])^2+([estabem.Q14]/2/[estabem.O14]*[estabem.P14])^2)" office:value-type="float" office:value="0.0708836289607253" calcext:value-type="float">
            <text:p>0.070883629</text:p>
          </table:table-cell>
        </table:table-row>
        <table:table-row table:style-name="ro1">
          <table:table-cell/>
          <table:table-cell office:value-type="float" office:value="1.4" calcext:value-type="float">
            <text:p>1.4</text:p>
          </table:table-cell>
          <table:table-cell table:formula="of:=0.511*(SQRT(1+[estabem.B15]*[estabem.B15])-1)" office:value-type="float" office:value="0.368157642291756" calcext:value-type="float">
            <text:p>0.3681576423</text:p>
          </table:table-cell>
          <table:table-cell office:value-type="float" office:value="22.01" calcext:value-type="float">
            <text:p>22.01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[estabem.$C$32]*[estabem.G15]+[estabem.$C$33]" office:value-type="float" office:value="468.892159184999" calcext:value-type="float">
            <text:p>468.892159185</text:p>
          </table:table-cell>
          <table:table-cell table:formula="of:=SQRT(([estabem.H15]*[estabem.$D$32])^2+([estabem.$D$33])^2)" office:value-type="float" office:value="0.613623607061662" calcext:value-type="float">
            <text:p>0.6136236071</text:p>
          </table:table-cell>
          <table:table-cell table:formula="of:=[estabem.H15]/511+1" office:value-type="float" office:value="1.91759718040117" calcext:value-type="float">
            <text:p>1.9175971804</text:p>
          </table:table-cell>
          <table:table-cell table:formula="of:=[estabem.I15]/511" office:value-type="float" office:value="0.0012008289766373" calcext:value-type="float">
            <text:p>0.001200829</text:p>
          </table:table-cell>
          <table:table-cell table:formula="of:=SQRT([estabem.J15]^2-1)" office:value-type="float" office:value="1.63620871110092" calcext:value-type="float">
            <text:p>1.6362087111</text:p>
          </table:table-cell>
          <table:table-cell table:formula="of:=[estabem.J15]/SQRT([estabem.J15]*[estabem.J15]-1)*[estabem.K15]" office:value-type="float" office:value="0.00140734262329795" calcext:value-type="float">
            <text:p>0.0014073426</text:p>
          </table:table-cell>
          <table:table-cell office:value-type="float" office:value="13.6239" calcext:value-type="float">
            <text:p>13.6239</text:p>
          </table:table-cell>
          <table:table-cell office:value-type="float" office:value="186" calcext:value-type="float">
            <text:p>186</text:p>
          </table:table-cell>
          <table:table-cell table:formula="of:=SQRT([estabem.O15])" office:value-type="float" office:value="13.6381816969859" calcext:value-type="float">
            <text:p>13.638181697</text:p>
          </table:table-cell>
          <table:table-cell table:formula="of:=SQRT([estabem.O15]/[estabem.N15])/[estabem.J15]" office:value-type="float" office:value="1.92685203519318" calcext:value-type="float">
            <text:p>1.9268520352</text:p>
          </table:table-cell>
          <table:table-cell table:formula="of:=SQRT(([estabem.Q15]/[estabem.J15]*[estabem.K15])^2+([estabem.Q15]/2/[estabem.O15]*[estabem.P15])^2)" office:value-type="float" office:value="0.0706521273612848" calcext:value-type="float">
            <text:p>0.0706521274</text:p>
          </table:table-cell>
        </table:table-row>
        <table:table-row table:style-name="ro1">
          <table:table-cell/>
          <table:table-cell table:style-name="ce1" office:value-type="float" office:value="1.6" calcext:value-type="float">
            <text:p>1.6</text:p>
          </table:table-cell>
          <table:table-cell table:formula="of:=0.511*(SQRT(1+[estabem.B16]*[estabem.B16])-1)" office:value-type="float" office:value="0.453152871696185" calcext:value-type="float">
            <text:p>0.4531528717</text:p>
          </table:table-cell>
          <table:table-cell office:value-type="float" office:value="21.17" calcext:value-type="float">
            <text:p>21.1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formula="of:=[estabem.$C$32]*[estabem.G16]+[estabem.$C$33]" office:value-type="float" office:value="480.313764688779" calcext:value-type="float">
            <text:p>480.3137646888</text:p>
          </table:table-cell>
          <table:table-cell table:formula="of:=SQRT(([estabem.H16]*[estabem.$D$32])^2+([estabem.$D$33])^2)" office:value-type="float" office:value="0.628332470488403" calcext:value-type="float">
            <text:p>0.6283324705</text:p>
          </table:table-cell>
          <table:table-cell table:formula="of:=[estabem.H16]/511+1" office:value-type="float" office:value="1.93994865888215" calcext:value-type="float">
            <text:p>1.9399486589</text:p>
          </table:table-cell>
          <table:table-cell table:formula="of:=[estabem.I16]/511" office:value-type="float" office:value="0.00122961344518278" calcext:value-type="float">
            <text:p>0.0012296134</text:p>
          </table:table-cell>
          <table:table-cell table:formula="of:=SQRT([estabem.J16]^2-1)" office:value-type="float" office:value="1.66234797774072" calcext:value-type="float">
            <text:p>1.6623479777</text:p>
          </table:table-cell>
          <table:table-cell table:formula="of:=[estabem.J16]/SQRT([estabem.J16]*[estabem.J16]-1)*[estabem.K16]" office:value-type="float" office:value="0.00143495043508746" calcext:value-type="float">
            <text:p>0.0014349504</text:p>
          </table:table-cell>
          <table:table-cell office:value-type="float" office:value="13.383" calcext:value-type="float">
            <text:p>13.383</text:p>
          </table:table-cell>
          <table:table-cell office:value-type="float" office:value="171" calcext:value-type="float">
            <text:p>171</text:p>
          </table:table-cell>
          <table:table-cell table:formula="of:=SQRT([estabem.O16])" office:value-type="float" office:value="13.076696830622" calcext:value-type="float">
            <text:p>13.0766968306</text:p>
          </table:table-cell>
          <table:table-cell table:formula="of:=SQRT([estabem.O16]/[estabem.N16])/[estabem.J16]" office:value-type="float" office:value="1.84260005513098" calcext:value-type="float">
            <text:p>1.8426000551</text:p>
          </table:table-cell>
          <table:table-cell table:formula="of:=SQRT(([estabem.Q16]/[estabem.J16]*[estabem.K16])^2+([estabem.Q16]/2/[estabem.O16]*[estabem.P16])^2)" office:value-type="float" office:value="0.0704632535489947" calcext:value-type="float">
            <text:p>0.0704632535</text:p>
          </table:table-cell>
        </table:table-row>
        <table:table-row table:style-name="ro1">
          <table:table-cell/>
          <table:table-cell office:value-type="float" office:value="1.8" calcext:value-type="float">
            <text:p>1.8</text:p>
          </table:table-cell>
          <table:table-cell table:formula="of:=0.511*(SQRT(1+[estabem.B17]*[estabem.B17])-1)" office:value-type="float" office:value="0.541213400408871" calcext:value-type="float">
            <text:p>0.5412134004</text:p>
          </table:table-cell>
          <table:table-cell office:value-type="float" office:value="20.41" calcext:value-type="float">
            <text:p>20.41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formula="of:=[estabem.$C$32]*[estabem.G17]+[estabem.$C$33]" office:value-type="float" office:value="491.735370192558" calcext:value-type="float">
            <text:p>491.7353701926</text:p>
          </table:table-cell>
          <table:table-cell table:formula="of:=SQRT(([estabem.H17]*[estabem.$D$32])^2+([estabem.$D$33])^2)" office:value-type="float" office:value="0.643046717179727" calcext:value-type="float">
            <text:p>0.6430467172</text:p>
          </table:table-cell>
          <table:table-cell table:formula="of:=[estabem.H17]/511+1" office:value-type="float" office:value="1.96230013736313" calcext:value-type="float">
            <text:p>1.9623001374</text:p>
          </table:table-cell>
          <table:table-cell table:formula="of:=[estabem.I17]/511" office:value-type="float" office:value="0.00125840844849262" calcext:value-type="float">
            <text:p>0.0012584084</text:p>
          </table:table-cell>
          <table:table-cell table:formula="of:=SQRT([estabem.J17]^2-1)" office:value-type="float" office:value="1.6883784614521" calcext:value-type="float">
            <text:p>1.6883784615</text:p>
          </table:table-cell>
          <table:table-cell table:formula="of:=[estabem.J17]/SQRT([estabem.J17]*[estabem.J17]-1)*[estabem.K17]" office:value-type="float" office:value="0.00146257200486447" calcext:value-type="float">
            <text:p>0.001462572</text:p>
          </table:table-cell>
          <table:table-cell office:value-type="float" office:value="13.1331" calcext:value-type="float">
            <text:p>13.1331</text:p>
          </table:table-cell>
          <table:table-cell office:value-type="float" office:value="169" calcext:value-type="float">
            <text:p>169</text:p>
          </table:table-cell>
          <table:table-cell table:formula="of:=SQRT([estabem.O17])" office:value-type="float" office:value="13" calcext:value-type="float">
            <text:p>13</text:p>
          </table:table-cell>
          <table:table-cell table:formula="of:=SQRT([estabem.O17]/[estabem.N17])/[estabem.J17]" office:value-type="float" office:value="1.82807619132097" calcext:value-type="float">
            <text:p>1.8280761913</text:p>
          </table:table-cell>
          <table:table-cell table:formula="of:=SQRT(([estabem.Q17]/[estabem.J17]*[estabem.K17])^2+([estabem.Q17]/2/[estabem.O17]*[estabem.P17])^2)" office:value-type="float" office:value="0.0703203955618944" calcext:value-type="float">
            <text:p>0.070320395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0.511*(SQRT(1+[estabem.B18]*[estabem.B18])-1)" office:value-type="float" office:value="0.631630736502393" calcext:value-type="float">
            <text:p>0.6316307365</text:p>
          </table:table-cell>
          <table:table-cell office:value-type="float" office:value="19.72" calcext:value-type="float">
            <text:p>19.72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formula="of:=[estabem.$C$32]*[estabem.G18]+[estabem.$C$33]" office:value-type="float" office:value="503.156975696338" calcext:value-type="float">
            <text:p>503.1569756963</text:p>
          </table:table-cell>
          <table:table-cell table:formula="of:=SQRT(([estabem.H18]*[estabem.$D$32])^2+([estabem.$D$33])^2)" office:value-type="float" office:value="0.657765985864319" calcext:value-type="float">
            <text:p>0.6577659859</text:p>
          </table:table-cell>
          <table:table-cell table:formula="of:=[estabem.H18]/511+1" office:value-type="float" office:value="1.9846516158441" calcext:value-type="float">
            <text:p>1.9846516158</text:p>
          </table:table-cell>
          <table:table-cell table:formula="of:=[estabem.I18]/511" office:value-type="float" office:value="0.00128721327957792" calcext:value-type="float">
            <text:p>0.0012872133</text:p>
          </table:table-cell>
          <table:table-cell table:formula="of:=SQRT([estabem.J18]^2-1)" office:value-type="float" office:value="1.71430511761256" calcext:value-type="float">
            <text:p>1.7143051176</text:p>
          </table:table-cell>
          <table:table-cell table:formula="of:=[estabem.J18]/SQRT([estabem.J18]*[estabem.J18]-1)*[estabem.K18]" office:value-type="float" office:value="0.00149020725015865" calcext:value-type="float">
            <text:p>0.0014902073</text:p>
          </table:table-cell>
          <table:table-cell office:value-type="float" office:value="12.8739" calcext:value-type="float">
            <text:p>12.8739</text:p>
          </table:table-cell>
          <table:table-cell office:value-type="float" office:value="143" calcext:value-type="float">
            <text:p>143</text:p>
          </table:table-cell>
          <table:table-cell table:formula="of:=SQRT([estabem.O18])" office:value-type="float" office:value="11.9582607431014" calcext:value-type="float">
            <text:p>11.9582607431</text:p>
          </table:table-cell>
          <table:table-cell table:formula="of:=SQRT([estabem.O18]/[estabem.N18])/[estabem.J18]" office:value-type="float" office:value="1.67930148091306" calcext:value-type="float">
            <text:p>1.6793014809</text:p>
          </table:table-cell>
          <table:table-cell table:formula="of:=SQRT(([estabem.Q18]/[estabem.J18]*[estabem.K18])^2+([estabem.Q18]/2/[estabem.O18]*[estabem.P18])^2)" office:value-type="float" office:value="0.0702235693006781" calcext:value-type="float">
            <text:p>0.0702235693</text:p>
          </table:table-cell>
        </table:table-row>
        <table:table-row table:style-name="ro1">
          <table:table-cell/>
          <table:table-cell office:value-type="float" office:value="2.2" calcext:value-type="float">
            <text:p>2.2</text:p>
          </table:table-cell>
          <table:table-cell table:formula="of:=0.511*(SQRT(1+[estabem.B19]*[estabem.B19])-1)" office:value-type="float" office:value="0.723887298501365" calcext:value-type="float">
            <text:p>0.7238872985</text:p>
          </table:table-cell>
          <table:table-cell office:value-type="float" office:value="19.1" calcext:value-type="float">
            <text:p>19.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table:formula="of:=[estabem.$C$32]*[estabem.G19]+[estabem.$C$33]" office:value-type="float" office:value="514.578581200117" calcext:value-type="float">
            <text:p>514.5785812001</text:p>
          </table:table-cell>
          <table:table-cell table:formula="of:=SQRT(([estabem.H19]*[estabem.$D$32])^2+([estabem.$D$33])^2)" office:value-type="float" office:value="0.672489946782377" calcext:value-type="float">
            <text:p>0.6724899468</text:p>
          </table:table-cell>
          <table:table-cell table:formula="of:=[estabem.H19]/511+1" office:value-type="float" office:value="2.00700309432508" calcext:value-type="float">
            <text:p>2.0070030943</text:p>
          </table:table-cell>
          <table:table-cell table:formula="of:=[estabem.I19]/511" office:value-type="float" office:value="0.0013160272931162" calcext:value-type="float">
            <text:p>0.0013160273</text:p>
          </table:table-cell>
          <table:table-cell table:formula="of:=SQRT([estabem.J19]^2-1)" office:value-type="float" office:value="1.74013258708366" calcext:value-type="float">
            <text:p>1.7401325871</text:p>
          </table:table-cell>
          <table:table-cell table:formula="of:=[estabem.J19]/SQRT([estabem.J19]*[estabem.J19]-1)*[estabem.K19]" office:value-type="float" office:value="0.00151785609275157" calcext:value-type="float">
            <text:p>0.0015178561</text:p>
          </table:table-cell>
          <table:table-cell office:value-type="float" office:value="12.6052" calcext:value-type="float">
            <text:p>12.6052</text:p>
          </table:table-cell>
          <table:table-cell office:value-type="float" office:value="121" calcext:value-type="float">
            <text:p>121</text:p>
          </table:table-cell>
          <table:table-cell table:formula="of:=SQRT([estabem.O19])" office:value-type="float" office:value="11" calcext:value-type="float">
            <text:p>11</text:p>
          </table:table-cell>
          <table:table-cell table:formula="of:=SQRT([estabem.O19]/[estabem.N19])/[estabem.J19]" office:value-type="float" office:value="1.54372441442073" calcext:value-type="float">
            <text:p>1.5437244144</text:p>
          </table:table-cell>
          <table:table-cell table:formula="of:=SQRT(([estabem.Q19]/[estabem.J19]*[estabem.K19])^2+([estabem.Q19]/2/[estabem.O19]*[estabem.P19])^2)" office:value-type="float" office:value="0.0701765924170609" calcext:value-type="float">
            <text:p>0.0701765924</text:p>
          </table:table-cell>
        </table:table-row>
        <table:table-row table:style-name="ro1">
          <table:table-cell/>
          <table:table-cell office:value-type="float" office:value="2.4" calcext:value-type="float">
            <text:p>2.4</text:p>
          </table:table-cell>
          <table:table-cell table:formula="of:=0.511*(SQRT(1+[estabem.B20]*[estabem.B20])-1)" office:value-type="float" office:value="0.8176" calcext:value-type="float">
            <text:p>0.8176</text:p>
          </table:table-cell>
          <table:table-cell office:value-type="float" office:value="18.54" calcext:value-type="float">
            <text:p>18.54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formula="of:=[estabem.$C$32]*[estabem.G20]+[estabem.$C$33]" office:value-type="float" office:value="526.000186703896" calcext:value-type="float">
            <text:p>526.0001867039</text:p>
          </table:table-cell>
          <table:table-cell table:formula="of:=SQRT(([estabem.H20]*[estabem.$D$32])^2+([estabem.$D$33])^2)" office:value-type="float" office:value="0.687218298334335" calcext:value-type="float">
            <text:p>0.6872182983</text:p>
          </table:table-cell>
          <table:table-cell table:formula="of:=[estabem.H20]/511+1" office:value-type="float" office:value="2.02935457280606" calcext:value-type="float">
            <text:p>2.0293545728</text:p>
          </table:table-cell>
          <table:table-cell table:formula="of:=[estabem.I20]/511" office:value-type="float" office:value="0.00134484989889302" calcext:value-type="float">
            <text:p>0.0013448499</text:p>
          </table:table-cell>
          <table:table-cell table:formula="of:=SQRT([estabem.J20]^2-1)" office:value-type="float" office:value="1.76586522197162" calcext:value-type="float">
            <text:p>1.765865222</text:p>
          </table:table-cell>
          <table:table-cell table:formula="of:=[estabem.J20]/SQRT([estabem.J20]*[estabem.J20]-1)*[estabem.K20]" office:value-type="float" office:value="0.00154551845639111" calcext:value-type="float">
            <text:p>0.0015455185</text:p>
          </table:table-cell>
          <table:table-cell office:value-type="float" office:value="12.3265" calcext:value-type="float">
            <text:p>12.3265</text:p>
          </table:table-cell>
          <table:table-cell office:value-type="float" office:value="116" calcext:value-type="float">
            <text:p>116</text:p>
          </table:table-cell>
          <table:table-cell table:formula="of:=SQRT([estabem.O20])" office:value-type="float" office:value="10.770329614269" calcext:value-type="float">
            <text:p>10.7703296143</text:p>
          </table:table-cell>
          <table:table-cell table:formula="of:=SQRT([estabem.O20]/[estabem.N20])/[estabem.J20]" office:value-type="float" office:value="1.51164972762558" calcext:value-type="float">
            <text:p>1.5116497276</text:p>
          </table:table-cell>
          <table:table-cell table:formula="of:=SQRT(([estabem.Q20]/[estabem.J20]*[estabem.K20])^2+([estabem.Q20]/2/[estabem.O20]*[estabem.P20])^2)" office:value-type="float" office:value="0.070183726576817" calcext:value-type="float">
            <text:p>0.0701837266</text:p>
          </table:table-cell>
        </table:table-row>
        <table:table-row table:style-name="ro1">
          <table:table-cell table:number-columns-repeated="6"/>
          <table:table-cell office:value-type="float" office:value="92" calcext:value-type="float">
            <text:p>92</text:p>
          </table:table-cell>
          <table:table-cell table:formula="of:=[estabem.$C$32]*[estabem.G21]+[estabem.$C$33]" office:value-type="float" office:value="537.421792207676" calcext:value-type="float">
            <text:p>537.4217922077</text:p>
          </table:table-cell>
          <table:table-cell table:formula="of:=SQRT(([estabem.H21]*[estabem.$D$32])^2+([estabem.$D$33])^2)" office:value-type="float" office:value="0.701950764147019" calcext:value-type="float">
            <text:p>0.7019507641</text:p>
          </table:table-cell>
          <table:table-cell table:formula="of:=[estabem.H21]/511+1" office:value-type="float" office:value="2.05170605128704" calcext:value-type="float">
            <text:p>2.0517060513</text:p>
          </table:table-cell>
          <table:table-cell table:formula="of:=[estabem.I21]/511" office:value-type="float" office:value="0.0013736805560607" calcext:value-type="float">
            <text:p>0.0013736806</text:p>
          </table:table-cell>
          <table:table-cell table:formula="of:=SQRT([estabem.J21]^2-1)" office:value-type="float" office:value="1.79150710880193" calcext:value-type="float">
            <text:p>1.7915071088</text:p>
          </table:table-cell>
          <table:table-cell table:formula="of:=[estabem.J21]/SQRT([estabem.J21]*[estabem.J21]-1)*[estabem.K21]" office:value-type="float" office:value="0.00157319426507321" calcext:value-type="float">
            <text:p>0.0015731943</text:p>
          </table:table-cell>
          <table:table-cell office:value-type="float" office:value="12.0375" calcext:value-type="float">
            <text:p>12.0375</text:p>
          </table:table-cell>
          <table:table-cell office:value-type="float" office:value="101" calcext:value-type="float">
            <text:p>101</text:p>
          </table:table-cell>
          <table:table-cell table:formula="of:=SQRT([estabem.O21])" office:value-type="float" office:value="10.0498756211209" calcext:value-type="float">
            <text:p>10.0498756211</text:p>
          </table:table-cell>
          <table:table-cell table:formula="of:=SQRT([estabem.O21]/[estabem.N21])/[estabem.J21]" office:value-type="float" office:value="1.41181371809257" calcext:value-type="float">
            <text:p>1.4118137181</text:p>
          </table:table-cell>
          <table:table-cell table:formula="of:=SQRT(([estabem.Q21]/[estabem.J21]*[estabem.K21])^2+([estabem.Q21]/2/[estabem.O21]*[estabem.P21])^2)" office:value-type="float" office:value="0.0702467177945949" calcext:value-type="float">
            <text:p>0.0702467178</text:p>
          </table:table-cell>
        </table:table-row>
        <table:table-row table:style-name="ro1">
          <table:table-cell table:number-columns-repeated="6"/>
          <table:table-cell office:value-type="float" office:value="94" calcext:value-type="float">
            <text:p>94</text:p>
          </table:table-cell>
          <table:table-cell table:formula="of:=[estabem.$C$32]*[estabem.G22]+[estabem.$C$33]" office:value-type="float" office:value="548.843397711455" calcext:value-type="float">
            <text:p>548.8433977115</text:p>
          </table:table-cell>
          <table:table-cell table:formula="of:=SQRT(([estabem.H22]*[estabem.$D$32])^2+([estabem.$D$33])^2)" office:value-type="float" office:value="0.716687090498007" calcext:value-type="float">
            <text:p>0.7166870905</text:p>
          </table:table-cell>
          <table:table-cell table:formula="of:=[estabem.H22]/511+1" office:value-type="float" office:value="2.07405752976801" calcext:value-type="float">
            <text:p>2.0740575298</text:p>
          </table:table-cell>
          <table:table-cell table:formula="of:=[estabem.I22]/511" office:value-type="float" office:value="0.00140251876809786" calcext:value-type="float">
            <text:p>0.0014025188</text:p>
          </table:table-cell>
          <table:table-cell table:formula="of:=SQRT([estabem.J22]^2-1)" office:value-type="float" office:value="1.8170620894145" calcext:value-type="float">
            <text:p>1.8170620894</text:p>
          </table:table-cell>
          <table:table-cell table:formula="of:=[estabem.J22]/SQRT([estabem.J22]*[estabem.J22]-1)*[estabem.K22]" office:value-type="float" office:value="0.00160088344177146" calcext:value-type="float">
            <text:p>0.0016008834</text:p>
          </table:table-cell>
          <table:table-cell office:value-type="float" office:value="11.7379" calcext:value-type="float">
            <text:p>11.7379</text:p>
          </table:table-cell>
          <table:table-cell office:value-type="float" office:value="72" calcext:value-type="float">
            <text:p>72</text:p>
          </table:table-cell>
          <table:table-cell table:formula="of:=SQRT([estabem.O22])" office:value-type="float" office:value="8.48528137423857" calcext:value-type="float">
            <text:p>8.4852813742</text:p>
          </table:table-cell>
          <table:table-cell table:formula="of:=SQRT([estabem.O22]/[estabem.N22])/[estabem.J22]" office:value-type="float" office:value="1.19412625447614" calcext:value-type="float">
            <text:p>1.1941262545</text:p>
          </table:table-cell>
          <table:table-cell table:formula="of:=SQRT(([estabem.Q22]/[estabem.J22]*[estabem.K22])^2+([estabem.Q22]/2/[estabem.O22]*[estabem.P22])^2)" office:value-type="float" office:value="0.0703691975115096" calcext:value-type="float">
            <text:p>0.0703691975</text:p>
          </table:table-cell>
        </table:table-row>
        <table:table-row table:style-name="ro1">
          <table:table-cell table:number-columns-repeated="6"/>
          <table:table-cell office:value-type="float" office:value="96" calcext:value-type="float">
            <text:p>96</text:p>
          </table:table-cell>
          <table:table-cell table:formula="of:=[estabem.$C$32]*[estabem.G23]+[estabem.$C$33]" office:value-type="float" office:value="560.265003215234" calcext:value-type="float">
            <text:p>560.2650032152</text:p>
          </table:table-cell>
          <table:table-cell table:formula="of:=SQRT(([estabem.H23]*[estabem.$D$32])^2+([estabem.$D$33])^2)" office:value-type="float" office:value="0.731427044048334" calcext:value-type="float">
            <text:p>0.731427044</text:p>
          </table:table-cell>
          <table:table-cell table:formula="of:=[estabem.H23]/511+1" office:value-type="float" office:value="2.09640900824899" calcext:value-type="float">
            <text:p>2.0964090082</text:p>
          </table:table-cell>
          <table:table-cell table:formula="of:=[estabem.I23]/511" office:value-type="float" office:value="0.00143136407837247" calcext:value-type="float">
            <text:p>0.0014313641</text:p>
          </table:table-cell>
          <table:table-cell table:formula="of:=SQRT([estabem.J23]^2-1)" office:value-type="float" office:value="1.84253377984435" calcext:value-type="float">
            <text:p>1.8425337798</text:p>
          </table:table-cell>
          <table:table-cell table:formula="of:=[estabem.J23]/SQRT([estabem.J23]*[estabem.J23]-1)*[estabem.K23]" office:value-type="float" office:value="0.00162858590752" calcext:value-type="float">
            <text:p>0.0016285859</text:p>
          </table:table-cell>
          <table:table-cell office:value-type="float" office:value="11.4274" calcext:value-type="float">
            <text:p>11.4274</text:p>
          </table:table-cell>
          <table:table-cell office:value-type="float" office:value="75" calcext:value-type="float">
            <text:p>75</text:p>
          </table:table-cell>
          <table:table-cell table:formula="of:=SQRT([estabem.O23])" office:value-type="float" office:value="8.66025403784439" calcext:value-type="float">
            <text:p>8.6602540378</text:p>
          </table:table-cell>
          <table:table-cell table:formula="of:=SQRT([estabem.O23]/[estabem.N23])/[estabem.J23]" office:value-type="float" office:value="1.22202727643308" calcext:value-type="float">
            <text:p>1.2220272764</text:p>
          </table:table-cell>
          <table:table-cell table:formula="of:=SQRT(([estabem.Q23]/[estabem.J23]*[estabem.K23])^2+([estabem.Q23]/2/[estabem.O23]*[estabem.P23])^2)" office:value-type="float" office:value="0.0705587110802593" calcext:value-type="float">
            <text:p>0.0705587111</text:p>
          </table:table-cell>
        </table:table-row>
        <table:table-row table:style-name="ro1">
          <table:table-cell table:number-columns-repeated="6"/>
          <table:table-cell office:value-type="float" office:value="98" calcext:value-type="float">
            <text:p>98</text:p>
          </table:table-cell>
          <table:table-cell table:formula="of:=[estabem.$C$32]*[estabem.G24]+[estabem.$C$33]" office:value-type="float" office:value="571.686608719014" calcext:value-type="float">
            <text:p>571.686608719</text:p>
          </table:table-cell>
          <table:table-cell table:formula="of:=SQRT(([estabem.H24]*[estabem.$D$32])^2+([estabem.$D$33])^2)" office:value-type="float" office:value="0.746170409841438" calcext:value-type="float">
            <text:p>0.7461704098</text:p>
          </table:table-cell>
          <table:table-cell table:formula="of:=[estabem.H24]/511+1" office:value-type="float" office:value="2.11876048672997" calcext:value-type="float">
            <text:p>2.1187604867</text:p>
          </table:table-cell>
          <table:table-cell table:formula="of:=[estabem.I24]/511" office:value-type="float" office:value="0.00146021606622591" calcext:value-type="float">
            <text:p>0.0014602161</text:p>
          </table:table-cell>
          <table:table-cell table:formula="of:=SQRT([estabem.J24]^2-1)" office:value-type="float" office:value="1.86792558741729" calcext:value-type="float">
            <text:p>1.8679255874</text:p>
          </table:table-cell>
          <table:table-cell table:formula="of:=[estabem.J24]/SQRT([estabem.J24]*[estabem.J24]-1)*[estabem.K24]" office:value-type="float" office:value="0.00165630158077414" calcext:value-type="float">
            <text:p>0.0016563016</text:p>
          </table:table-cell>
          <table:table-cell office:value-type="float" office:value="11.1056" calcext:value-type="float">
            <text:p>11.1056</text:p>
          </table:table-cell>
          <table:table-cell office:value-type="float" office:value="47" calcext:value-type="float">
            <text:p>47</text:p>
          </table:table-cell>
          <table:table-cell table:formula="of:=SQRT([estabem.O24])" office:value-type="float" office:value="6.85565460040104" calcext:value-type="float">
            <text:p>6.8556546004</text:p>
          </table:table-cell>
          <table:table-cell table:formula="of:=SQRT([estabem.O24]/[estabem.N24])/[estabem.J24]" office:value-type="float" office:value="0.970948176317304" calcext:value-type="float">
            <text:p>0.9709481763</text:p>
          </table:table-cell>
          <table:table-cell table:formula="of:=SQRT(([estabem.Q24]/[estabem.J24]*[estabem.K24])^2+([estabem.Q24]/2/[estabem.O24]*[estabem.P24])^2)" office:value-type="float" office:value="0.0708168353335311" calcext:value-type="float">
            <text:p>0.0708168353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formula="of:=[estabem.$C$32]*[estabem.G25]+[estabem.$C$33]" office:value-type="float" office:value="583.108214222793" calcext:value-type="float">
            <text:p>583.1082142228</text:p>
          </table:table-cell>
          <table:table-cell table:formula="of:=SQRT(([estabem.H25]*[estabem.$D$32])^2+([estabem.$D$33])^2)" office:value-type="float" office:value="0.760916989532672" calcext:value-type="float">
            <text:p>0.7609169895</text:p>
          </table:table-cell>
          <table:table-cell table:formula="of:=[estabem.H25]/511+1" office:value-type="float" office:value="2.14111196521095" calcext:value-type="float">
            <text:p>2.1411119652</text:p>
          </table:table-cell>
          <table:table-cell table:formula="of:=[estabem.I25]/511" office:value-type="float" office:value="0.00148907434350817" calcext:value-type="float">
            <text:p>0.0014890743</text:p>
          </table:table-cell>
          <table:table-cell table:formula="of:=SQRT([estabem.J25]^2-1)" office:value-type="float" office:value="1.89324072626" calcext:value-type="float">
            <text:p>1.8932407263</text:p>
          </table:table-cell>
          <table:table-cell table:formula="of:=[estabem.J25]/SQRT([estabem.J25]*[estabem.J25]-1)*[estabem.K25]" office:value-type="float" office:value="0.00168403037698869" calcext:value-type="float">
            <text:p>0.0016840304</text:p>
          </table:table-cell>
          <table:table-cell office:value-type="float" office:value="10.7722" calcext:value-type="float">
            <text:p>10.7722</text:p>
          </table:table-cell>
          <table:table-cell office:value-type="float" office:value="49" calcext:value-type="float">
            <text:p>49</text:p>
          </table:table-cell>
          <table:table-cell table:formula="of:=SQRT([estabem.O25])" office:value-type="float" office:value="7" calcext:value-type="float">
            <text:p>7</text:p>
          </table:table-cell>
          <table:table-cell table:formula="of:=SQRT([estabem.O25]/[estabem.N25])/[estabem.J25]" office:value-type="float" office:value="0.996108067621641" calcext:value-type="float">
            <text:p>0.9961080676</text:p>
          </table:table-cell>
          <table:table-cell table:formula="of:=SQRT(([estabem.Q25]/[estabem.J25]*[estabem.K25])^2+([estabem.Q25]/2/[estabem.O25]*[estabem.P25])^2)" office:value-type="float" office:value="0.0711539487295805" calcext:value-type="float">
            <text:p>0.0711539487</text:p>
          </table:table-cell>
        </table:table-row>
        <table:table-row table:style-name="ro1">
          <table:table-cell table:number-columns-repeated="6"/>
          <table:table-cell office:value-type="float" office:value="102" calcext:value-type="float">
            <text:p>102</text:p>
          </table:table-cell>
          <table:table-cell table:formula="of:=[estabem.$C$32]*[estabem.G26]+[estabem.$C$33]" office:value-type="float" office:value="594.529819726572" calcext:value-type="float">
            <text:p>594.5298197266</text:p>
          </table:table-cell>
          <table:table-cell table:formula="of:=SQRT(([estabem.H26]*[estabem.$D$32])^2+([estabem.$D$33])^2)" office:value-type="float" office:value="0.775666599819059" calcext:value-type="float">
            <text:p>0.7756665998</text:p>
          </table:table-cell>
          <table:table-cell table:formula="of:=[estabem.H26]/511+1" office:value-type="float" office:value="2.16346344369192" calcext:value-type="float">
            <text:p>2.1634634437</text:p>
          </table:table-cell>
          <table:table-cell table:formula="of:=[estabem.I26]/511" office:value-type="float" office:value="0.00151793855150501" calcext:value-type="float">
            <text:p>0.0015179386</text:p>
          </table:table-cell>
          <table:table-cell table:formula="of:=SQRT([estabem.J26]^2-1)" office:value-type="float" office:value="1.91848223139838" calcext:value-type="float">
            <text:p>1.9184822314</text:p>
          </table:table-cell>
          <table:table-cell table:formula="of:=[estabem.J26]/SQRT([estabem.J26]*[estabem.J26]-1)*[estabem.K26]" office:value-type="float" office:value="0.00171177220836601" calcext:value-type="float">
            <text:p>0.0017117722</text:p>
          </table:table-cell>
          <table:table-cell office:value-type="float" office:value="10.4269" calcext:value-type="float">
            <text:p>10.4269</text:p>
          </table:table-cell>
          <table:table-cell office:value-type="float" office:value="41" calcext:value-type="float">
            <text:p>41</text:p>
          </table:table-cell>
          <table:table-cell table:formula="of:=SQRT([estabem.O26])" office:value-type="float" office:value="6.40312423743285" calcext:value-type="float">
            <text:p>6.4031242374</text:p>
          </table:table-cell>
          <table:table-cell table:formula="of:=SQRT([estabem.O26]/[estabem.N26])/[estabem.J26]" office:value-type="float" office:value="0.916568152295607" calcext:value-type="float">
            <text:p>0.9165681523</text:p>
          </table:table-cell>
          <table:table-cell table:formula="of:=SQRT(([estabem.Q26]/[estabem.J26]*[estabem.K26])^2+([estabem.Q26]/2/[estabem.O26]*[estabem.P26])^2)" office:value-type="float" office:value="0.0715748372497985" calcext:value-type="float">
            <text:p>0.0715748372</text:p>
          </table:table-cell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 table:formula="of:=[estabem.$C$32]*[estabem.G27]+[estabem.$C$33]" office:value-type="float" office:value="605.951425230352" calcext:value-type="float">
            <text:p>605.9514252304</text:p>
          </table:table-cell>
          <table:table-cell table:formula="of:=SQRT(([estabem.H27]*[estabem.$D$32])^2+([estabem.$D$33])^2)" office:value-type="float" office:value="0.790419071043409" calcext:value-type="float">
            <text:p>0.790419071</text:p>
          </table:table-cell>
          <table:table-cell table:formula="of:=[estabem.H27]/511+1" office:value-type="float" office:value="2.1858149221729" calcext:value-type="float">
            <text:p>2.1858149222</text:p>
          </table:table-cell>
          <table:table-cell table:formula="of:=[estabem.I27]/511" office:value-type="float" office:value="0.00154680835820628" calcext:value-type="float">
            <text:p>0.0015468084</text:p>
          </table:table-cell>
          <table:table-cell table:formula="of:=SQRT([estabem.J27]^2-1)" office:value-type="float" office:value="1.94365297159594" calcext:value-type="float">
            <text:p>1.9436529716</text:p>
          </table:table-cell>
          <table:table-cell table:formula="of:=[estabem.J27]/SQRT([estabem.J27]*[estabem.J27]-1)*[estabem.K27]" office:value-type="float" office:value="0.00173952698373562" calcext:value-type="float">
            <text:p>0.001739527</text:p>
          </table:table-cell>
          <table:table-cell office:value-type="float" office:value="10.0694" calcext:value-type="float">
            <text:p>10.0694</text:p>
          </table:table-cell>
          <table:table-cell office:value-type="float" office:value="35" calcext:value-type="float">
            <text:p>35</text:p>
          </table:table-cell>
          <table:table-cell table:formula="of:=SQRT([estabem.O27])" office:value-type="float" office:value="5.91607978309962" calcext:value-type="float">
            <text:p>5.9160797831</text:p>
          </table:table-cell>
          <table:table-cell table:formula="of:=SQRT([estabem.O27]/[estabem.N27])/[estabem.J27]" office:value-type="float" office:value="0.852940701595009" calcext:value-type="float">
            <text:p>0.8529407016</text:p>
          </table:table-cell>
          <table:table-cell table:formula="of:=SQRT(([estabem.Q27]/[estabem.J27]*[estabem.K27])^2+([estabem.Q27]/2/[estabem.O27]*[estabem.P27])^2)" office:value-type="float" office:value="0.0720891732184378" calcext:value-type="float">
            <text:p>0.0720891732</text:p>
          </table:table-cell>
        </table:table-row>
        <table:table-row table:style-name="ro1">
          <table:table-cell table:number-columns-repeated="6"/>
          <table:table-cell office:value-type="float" office:value="106" calcext:value-type="float">
            <text:p>106</text:p>
          </table:table-cell>
          <table:table-cell table:formula="of:=[estabem.$C$32]*[estabem.G28]+[estabem.$C$33]" office:value-type="float" office:value="617.373030734131" calcext:value-type="float">
            <text:p>617.3730307341</text:p>
          </table:table-cell>
          <table:table-cell table:formula="of:=SQRT(([estabem.H28]*[estabem.$D$32])^2+([estabem.$D$33])^2)" office:value-type="float" office:value="0.80517424595069" calcext:value-type="float">
            <text:p>0.805174246</text:p>
          </table:table-cell>
          <table:table-cell table:formula="of:=[estabem.H28]/511+1" office:value-type="float" office:value="2.20816640065388" calcext:value-type="float">
            <text:p>2.2081664007</text:p>
          </table:table-cell>
          <table:table-cell table:formula="of:=[estabem.I28]/511" office:value-type="float" office:value="0.00157568345587219" calcext:value-type="float">
            <text:p>0.0015756835</text:p>
          </table:table-cell>
          <table:table-cell table:formula="of:=SQRT([estabem.J28]^2-1)" office:value-type="float" office:value="1.96875566106531" calcext:value-type="float">
            <text:p>1.9687556611</text:p>
          </table:table-cell>
          <table:table-cell table:formula="of:=[estabem.J28]/SQRT([estabem.J28]*[estabem.J28]-1)*[estabem.K28]" office:value-type="float" office:value="0.00176729460853484" calcext:value-type="float">
            <text:p>0.0017672946</text:p>
          </table:table-cell>
          <table:table-cell office:value-type="float" office:value="9.69939" calcext:value-type="float">
            <text:p>9.69939</text:p>
          </table:table-cell>
          <table:table-cell office:value-type="float" office:value="25" calcext:value-type="float">
            <text:p>25</text:p>
          </table:table-cell>
          <table:table-cell table:formula="of:=SQRT([estabem.O28])" office:value-type="float" office:value="5" calcext:value-type="float">
            <text:p>5</text:p>
          </table:table-cell>
          <table:table-cell table:formula="of:=SQRT([estabem.O28]/[estabem.N28])/[estabem.J28]" office:value-type="float" office:value="0.72705287461565" calcext:value-type="float">
            <text:p>0.7270528746</text:p>
          </table:table-cell>
          <table:table-cell table:formula="of:=SQRT(([estabem.Q28]/[estabem.J28]*[estabem.K28])^2+([estabem.Q28]/2/[estabem.O28]*[estabem.P28])^2)" office:value-type="float" office:value="0.0727071384547823" calcext:value-type="float">
            <text:p>0.0727071385</text:p>
          </table:table-cell>
        </table:table-row>
        <table:table-row table:style-name="ro1">
          <table:table-cell table:number-columns-repeated="6"/>
          <table:table-cell office:value-type="float" office:value="108" calcext:value-type="float">
            <text:p>108</text:p>
          </table:table-cell>
          <table:table-cell table:formula="of:=[estabem.$C$32]*[estabem.G29]+[estabem.$C$33]" office:value-type="float" office:value="628.794636237911" calcext:value-type="float">
            <text:p>628.7946362379</text:p>
          </table:table-cell>
          <table:table-cell table:formula="of:=SQRT(([estabem.H29]*[estabem.$D$32])^2+([estabem.$D$33])^2)" office:value-type="float" office:value="0.819931978577655" calcext:value-type="float">
            <text:p>0.8199319786</text:p>
          </table:table-cell>
          <table:table-cell table:formula="of:=[estabem.H29]/511+1" office:value-type="float" office:value="2.23051787913485" calcext:value-type="float">
            <text:p>2.2305178791</text:p>
          </table:table-cell>
          <table:table-cell table:formula="of:=[estabem.I29]/511" office:value-type="float" office:value="0.00160456355886038" calcext:value-type="float">
            <text:p>0.0016045636</text:p>
          </table:table-cell>
          <table:table-cell table:formula="of:=SQRT([estabem.J29]^2-1)" office:value-type="float" office:value="1.99379287016988" calcext:value-type="float">
            <text:p>1.9937928702</text:p>
          </table:table-cell>
          <table:table-cell table:formula="of:=[estabem.J29]/SQRT([estabem.J29]*[estabem.J29]-1)*[estabem.K29]" office:value-type="float" office:value="0.0017950749848661" calcext:value-type="float">
            <text:p>0.001795075</text:p>
          </table:table-cell>
          <table:table-cell office:value-type="float" office:value="9.31652" calcext:value-type="float">
            <text:p>9.31652</text:p>
          </table:table-cell>
          <table:table-cell office:value-type="float" office:value="20" calcext:value-type="float">
            <text:p>20</text:p>
          </table:table-cell>
          <table:table-cell table:formula="of:=SQRT([estabem.O29])" office:value-type="float" office:value="4.47213595499958" calcext:value-type="float">
            <text:p>4.472135955</text:p>
          </table:table-cell>
          <table:table-cell table:formula="of:=SQRT([estabem.O29]/[estabem.N29])/[estabem.J29]" office:value-type="float" office:value="0.656874539278467" calcext:value-type="float">
            <text:p>0.6568745393</text:p>
          </table:table-cell>
          <table:table-cell table:formula="of:=SQRT(([estabem.Q29]/[estabem.J29]*[estabem.K29])^2+([estabem.Q29]/2/[estabem.O29]*[estabem.P29])^2)" office:value-type="float" office:value="0.0734423263069979" calcext:value-type="float">
            <text:p>0.0734423263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string" calcext:value-type="string">
            <text:p>a'</text:p>
          </table:table-cell>
          <table:table-cell table:style-name="ce2" office:value-type="float" office:value="5.71080275188968" calcext:value-type="float">
            <text:p>5.7108027519</text:p>
          </table:table-cell>
          <table:table-cell table:style-name="ce2" office:value-type="float" office:value="0.00129807228793926" calcext:value-type="float">
            <text:p>0.0012980723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b'</text:p>
          </table:table-cell>
          <table:table-cell table:style-name="ce2" office:value-type="float" office:value="12.027939033825" calcext:value-type="float">
            <text:p>12.0279390338</text:p>
          </table:table-cell>
          <table:table-cell table:style-name="ce2" office:value-type="float" office:value="0.0779224279981703" calcext:value-type="float">
            <text:p>0.077922428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pt" number:country="PT">$</number:currency-symbol>
    </number:currency-style>
    <number:currency-style style:name="N112">
      <number:text>-</number:text>
      <number:number number:decimal-places="0" number:min-integer-digits="1" number:grouping="true"/>
      <number:text> </number:text>
      <number:currency-symbol number:language="pt" number:country="PT">$</number:currency-symbol>
      <style:map style:condition="value()&gt;=0" style:apply-style-name="N112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pt" number:country="PT">$</number:currency-symbol>
    </number:currency-style>
    <number:currency-style style:name="N114">
      <number:text>-</number:text>
      <number:number number:decimal-places="2" number:min-integer-digits="1" number:grouping="true"/>
      <number:text> </number:text>
      <number:currency-symbol number:language="pt" number:country="PT">$</number:currency-symbol>
      <style:map style:condition="value()&gt;=0" style:apply-style-name="N114P0"/>
    </number:currency-style>
    <number:currency-style style:name="N115P0" style:volatile="true">
      <number:number number:decimal-places="0" number:min-integer-digits="1" number:grouping="true"/>
      <number:text> </number:text>
      <number:currency-symbol number:language="pt" number:country="PT">$</number:currency-symbol>
    </number:currency-style>
    <number:currency-style style:name="N115">
      <style:text-properties fo:color="#ff0000"/>
      <number:text>-</number:text>
      <number:number number:decimal-places="0" number:min-integer-digits="1" number:grouping="true"/>
      <number:text> </number:text>
      <number:currency-symbol number:language="pt" number:country="PT">$</number:currency-symbol>
      <style:map style:condition="value()&gt;=0" style:apply-style-name="N115P0"/>
    </number:currency-style>
    <number:currency-style style:name="N116P0" style:volatile="true">
      <number:number number:decimal-places="2" number:min-integer-digits="1" number:grouping="true"/>
      <number:text> </number:text>
      <number:currency-symbol number:language="pt" number:country="PT">$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$</number:currency-symbol>
      <style:map style:condition="value()&gt;=0" style:apply-style-name="N116P0"/>
    </number:currency-style>
    <number:currency-style style:name="N118P0" style:volatile="true">
      <number:number number:decimal-places="2" number:min-integer-digits="1" number:decimal-replacement="--" number:grouping="true"/>
      <number:text> </number:text>
      <number:currency-symbol number:language="pt" number:country="PT">$</number:currency-symbol>
    </number:currency-style>
    <number:currency-style style:name="N118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pt" number:country="PT">$</number:currency-symbol>
      <style:map style:condition="value()&gt;=0" style:apply-style-name="N118P0"/>
    </number:currency-style>
    <number:date-style style:name="N119">
      <number:quarter number:style="long"/>
      <number:text> de </number:text>
      <number:year number:style="long"/>
    </number:date-style>
    <number:date-style style:name="N120">
      <number:quarter/>
      <number:text> de </number:text>
      <number:year/>
    </number:date-style>
    <number:date-style style:name="N121">
      <number:quarter/>
      <number:text> de </number:text>
      <number:year number:style="long"/>
    </number:date-style>
    <number:date-style style:name="N122">
      <number:day number:style="long"/>
      <number:text>/</number:text>
      <number:month number:textual="true"/>
      <number:text>/</number:text>
      <number:year/>
    </number:date-style>
    <number:date-style style:name="N123">
      <number:day number:style="long"/>
      <number:text>/</number:text>
      <number:month number:textual="true"/>
      <number:text>/</number:text>
      <number:year number:style="long"/>
    </number:date-style>
    <number:date-style style:name="N124">
      <number:month number:style="long" number:textual="true"/>
      <number:text>/</number:text>
      <number:year number:style="long"/>
    </number:date-style>
    <number:date-style style:name="N125">
      <number:month number:textual="true"/>
      <number:text>/</number:text>
      <number:year number:style="long"/>
    </number:date-style>
    <number:date-style style:name="N126">
      <number:month number:style="long" number:textual="true"/>
      <number:text>/</number:text>
      <number:year/>
    </number:date-style>
    <number:date-style style:name="N127">
      <number:month number:textual="true"/>
      <number:text>/</number:text>
      <number:year/>
    </number:date-style>
    <number:date-style style:name="N128">
      <number:day/>
      <number:text>/</number:text>
      <number:month number:style="long" number:textual="true"/>
      <number:text>/</number:text>
      <number:year number:style="long"/>
    </number:date-style>
    <number:date-style style:name="N129">
      <number:day/>
      <number:text>/</number:text>
      <number:month number:style="long" number:textual="true"/>
      <number:text>/</number:text>
      <number:year/>
    </number:date-style>
    <number:date-style style:name="N130">
      <number:month number:style="long" number:textual="true"/>
      <number:text> de </number:text>
      <number:year number:style="long"/>
    </number:date-style>
    <number:date-style style:name="N131">
      <number:month number:textual="true"/>
      <number:text> de </number:text>
      <number:year number:style="long"/>
    </number:date-style>
    <number:date-style style:name="N132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currency-style style:name="N13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3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34P0"/>
    </number:currency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currency-style style:name="N140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4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0">00/00/0000</text:date>, <text:time style:data-style-name="N2" text:time-value="11:44:35.7865879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3T15:06:59.141122670</meta:creation-date>
    <dc:date>2016-01-10T13:13:41.350509367</dc:date>
    <meta:editing-duration>PT4H29M51S</meta:editing-duration>
    <meta:editing-cycles>8</meta:editing-cycles>
    <meta:generator>LibreOffice/4.4.7.2$Linux_X86_64 LibreOffice_project/40m0$Build-2</meta:generator>
    <meta:document-statistic meta:table-count="2" meta:cell-count="411" meta:object-count="0"/>
  </office:meta>
</office:document-meta>
</file>